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864000013A3000011C76474154A9946F1DD.svg" manifest:media-type="image/svg+xml"/>
  <manifest:file-entry manifest:full-path="Pictures/10000201000000E0000000E509053C65048A02DC.png" manifest:media-type="image/png"/>
  <manifest:file-entry manifest:full-path="Pictures/10000DF800002972000017AB06FD73CB6BFB6229.svg" manifest:media-type="image/svg+xml"/>
  <manifest:file-entry manifest:full-path="Pictures/100011FA00003D7F000017ABA0BF3C52B1482A04.svg" manifest:media-type="image/svg+xml"/>
  <manifest:file-entry manifest:full-path="Pictures/100013AD000047EF0000237307DA150A72A56371.svg" manifest:media-type="image/svg+xml"/>
  <manifest:file-entry manifest:full-path="Pictures/10000201000006230000013E68BC51DF5DA94E47.png" manifest:media-type="image/png"/>
  <manifest:file-entry manifest:full-path="Pictures/10000201000000BE000000ACD780AEAC89FBCC7F.png" manifest:media-type="image/png"/>
  <manifest:file-entry manifest:full-path="Pictures/100028120000AEDF000023735AA117E558371EC0.svg" manifest:media-type="image/svg+xml"/>
  <manifest:file-entry manifest:full-path="Pictures/100010840000448600001D8F0B6949104F6647F8.svg" manifest:media-type="image/svg+xml"/>
  <manifest:file-entry manifest:full-path="Pictures/100009F800001727000017ABC396B7FABF373070.svg" manifest:media-type="image/svg+xml"/>
  <manifest:file-entry manifest:full-path="Pictures/10000201000002970000011E3A8D185FCCEF4820.png" manifest:media-type="image/png"/>
  <manifest:file-entry manifest:full-path="Pictures/10000201000002B80000015767213D7DA87E7042.png" manifest:media-type="image/png"/>
  <manifest:file-entry manifest:full-path="Pictures/1000088F00001B14000011C7C484CD62722486A3.svg" manifest:media-type="image/svg+xml"/>
  <manifest:file-entry manifest:full-path="Pictures/1000020100000106000000AC025F042DA58A31EB.png" manifest:media-type="image/png"/>
  <manifest:file-entry manifest:full-path="Pictures/1000020100000191000000E54D533E965B80D81D.png" manifest:media-type="image/png"/>
  <manifest:file-entry manifest:full-path="Pictures/10000CB700002C8C00001D8FC2BF602B31889098.svg" manifest:media-type="image/svg+xml"/>
  <manifest:file-entry manifest:full-path="Pictures/1000020100000253000000E5F08095C9E06A94C1.png" manifest:media-type="image/png"/>
  <manifest:file-entry manifest:full-path="Pictures/10000201000001AF0000011EC27152AD8879F541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-0.683cm" svg:width="28.501cm" svg:height="5.777cm" draw:z-index="0"><draw:image xlink:href="Pictures/100028120000AEDF000023735AA117E558371EC0.svg" xlink:type="simple" xlink:show="embed" xlink:actuate="onLoad" loext:mime-type="image/svg+xml"/><draw:image xlink:href="Pictures/10000201000006230000013E68BC51DF5DA94E47.png" xlink:type="simple" xlink:show="embed" xlink:actuate="onLoad" loext:mime-type="image/png"/></draw:frame><draw:frame draw:style-name="fr1" draw:name="Image2" text:anchor-type="paragraph" svg:x="0cm" svg:y="5.092cm" svg:width="13.231cm" svg:height="6.521cm" draw:z-index="1"><draw:image xlink:href="Pictures/100013AD000047EF0000237307DA150A72A56371.svg" xlink:type="simple" xlink:show="embed" xlink:actuate="onLoad" loext:mime-type="image/svg+xml"/><draw:image xlink:href="Pictures/10000201000002B80000015767213D7DA87E7042.png" xlink:type="simple" xlink:show="embed" xlink:actuate="onLoad" loext:mime-type="image/png"/></draw:frame><draw:frame draw:style-name="fr1" draw:name="Image3" text:anchor-type="paragraph" svg:x="13.229cm" svg:y="13.919cm" svg:width="3.336cm" svg:height="3.41cm" draw:z-index="2"><draw:image xlink:href="Pictures/100009F800001727000017ABC396B7FABF373070.svg" xlink:type="simple" xlink:show="embed" xlink:actuate="onLoad" loext:mime-type="image/svg+xml"/><draw:image xlink:href="Pictures/10000201000000E0000000E509053C65048A02DC.png" xlink:type="simple" xlink:show="embed" xlink:actuate="onLoad" loext:mime-type="image/png"/></draw:frame><draw:frame draw:style-name="fr1" draw:name="Image4" text:anchor-type="paragraph" svg:x="-0.044cm" svg:y="11.421cm" svg:width="13.275cm" svg:height="5.727cm" draw:z-index="3"><draw:image xlink:href="Pictures/100010840000448600001D8F0B6949104F6647F8.svg" xlink:type="simple" xlink:show="embed" xlink:actuate="onLoad" loext:mime-type="image/svg+xml"/><draw:image xlink:href="Pictures/10000201000002970000011E3A8D185FCCEF4820.png" xlink:type="simple" xlink:show="embed" xlink:actuate="onLoad" loext:mime-type="image/png"/></draw:frame><draw:frame draw:style-name="fr1" draw:name="Image5" text:anchor-type="paragraph" svg:x="16.764cm" svg:y="14.011cm" svg:width="4.344cm" svg:height="2.852cm" draw:z-index="4"><draw:image xlink:href="Pictures/1000088F00001B14000011C7C484CD62722486A3.svg" xlink:type="simple" xlink:show="embed" xlink:actuate="onLoad" loext:mime-type="image/svg+xml"/><draw:image xlink:href="Pictures/1000020100000106000000AC025F042DA58A31EB.png" xlink:type="simple" xlink:show="embed" xlink:actuate="onLoad" loext:mime-type="image/png"/></draw:frame><draw:frame draw:style-name="fr1" draw:name="Image6" text:anchor-type="paragraph" svg:x="20.519cm" svg:y="5.248cm" svg:width="8.403cm" svg:height="4.801cm" draw:z-index="5"><draw:image xlink:href="Pictures/10000DF800002972000017AB06FD73CB6BFB6229.svg" xlink:type="simple" xlink:show="embed" xlink:actuate="onLoad" loext:mime-type="image/svg+xml"/><draw:image xlink:href="Pictures/1000020100000191000000E54D533E965B80D81D.png" xlink:type="simple" xlink:show="embed" xlink:actuate="onLoad" loext:mime-type="image/png"/></draw:frame><draw:frame draw:style-name="fr1" draw:name="Image7" text:anchor-type="paragraph" svg:x="13.34cm" svg:y="10.292cm" svg:width="9.664cm" svg:height="3.72cm" draw:z-index="6"><draw:image xlink:href="Pictures/100011FA00003D7F000017ABA0BF3C52B1482A04.svg" xlink:type="simple" xlink:show="embed" xlink:actuate="onLoad" loext:mime-type="image/svg+xml"/><draw:image xlink:href="Pictures/1000020100000253000000E5F08095C9E06A94C1.png" xlink:type="simple" xlink:show="embed" xlink:actuate="onLoad" loext:mime-type="image/png"/></draw:frame><draw:frame draw:style-name="fr1" draw:name="Image8" text:anchor-type="paragraph" svg:x="13.229cm" svg:y="5.092cm" svg:width="7.47cm" svg:height="4.957cm" draw:z-index="7"><draw:image xlink:href="Pictures/10000CB700002C8C00001D8FC2BF602B31889098.svg" xlink:type="simple" xlink:show="embed" xlink:actuate="onLoad" loext:mime-type="image/svg+xml"/><draw:image xlink:href="Pictures/10000201000001AF0000011EC27152AD8879F541.png" xlink:type="simple" xlink:show="embed" xlink:actuate="onLoad" loext:mime-type="image/png"/></draw:frame><draw:frame draw:style-name="fr1" draw:name="Image9" text:anchor-type="paragraph" svg:x="21.262cm" svg:y="14.011cm" svg:width="3.078cm" svg:height="2.787cm" draw:z-index="8"><draw:image xlink:href="Pictures/10000864000013A3000011C76474154A9946F1DD.svg" xlink:type="simple" xlink:show="embed" xlink:actuate="onLoad" loext:mime-type="image/svg+xml"/><draw:image xlink:href="Pictures/10000201000000BE000000ACD780AEAC89FBCC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2T11:00:40.760624514</meta:creation-date>
    <dc:date>2020-07-02T14:33:35.249583494</dc:date>
    <meta:editing-duration>PT15M25S</meta:editing-duration>
    <meta:editing-cycles>3</meta:editing-cycles>
    <meta:generator>LibreOffice/6.3.5.2$Linux_X86_64 LibreOffice_project/30$Build-2</meta:generator>
    <meta:print-date>2020-07-02T14:32:09.663330953</meta:print-date>
    <meta:document-statistic meta:table-count="0" meta:image-count="9" meta:object-count="0" meta:page-count="1" meta:paragraph-count="0" meta:word-count="0" meta:character-count="0" meta:non-whitespace-character-count="0"/>
  </office:meta>
</office:document-meta>
</file>